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paragraph-rsid="0021007d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21007d" officeooo:paragraph-rsid="0021007d" fo:background-color="transparent" style:font-name-asian="Calibri" style:font-name-complex="Calibri"/>
    </style:style>
    <style:style style:name="T1" style:family="text">
      <style:text-properties officeooo:rsid="0021007d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v avec canva</text:p>
      <text:p text:style-name="P1"/>
      <text:p text:style-name="P1"><text:span text:style-name="T2">capgemen</text:span>: consignes?</text:p>
      <text:p text:style-name="P1">utilisation de bootstrap</text:p>
      <text:p text:style-name="P1">revoir mise en page "bas" du site</text:p>
      <text:p text:style-name="P1"/>
      <text:p text:style-name="P1"><text:span text:style-name="T2">pure haicut</text:span> : consignes?</text:p>
      <text:p text:style-name="P1">revoir caroussel pure haicut</text:p>
      <text:p text:style-name="P1"/>
      <text:p text:style-name="P1"><text:span text:style-name="T2">Allojv:</text:span> ds documents =&gt; cahier des charges</text:p>
      <text:p text:style-name="P3">réaliser une maquette</text:p>
      <text:p text:style-name="P3">génér<text:span text:style-name="T1">er</text:span> l'entièreté de l’interface <text:span text:style-name="T1">en</text:span> JavaScript.</text:p>
      <text:p text:style-name="P4">création d’un carrousel et d’une modal</text:p>
      <text:p text:style-name="P4">utilisation d’une api “themoviedb” </text:p>
      <text:p text:style-name="P1"/>
      <text:p text:style-name="P1"><text:span text:style-name="T2">créative</text:span>: <text:s/>consignes,<text:span text:style-name="T1">txt</text:span></text:p>
      <text:p text:style-name="P1">Travail à réaliser par groupe de 2.</text:p>
      <text:p text:style-name="P1">Intégrer un site internet sans Bootstrap</text:p>
      <text:p text:style-name="P1">Livrables : Projet sur Github <text:span text:style-name="T1">en 5jours</text:span></text:p>
      <text:p text:style-name="P1"/>
      <text:p text:style-name="P1"><text:span text:style-name="T2">popcode</text:span>: ds popcode loader pdf avec consigne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8T11:19:58.563000000</dc:date>
    <meta:editing-duration>PT4M24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6" meta:word-count="78" meta:character-count="510" meta:non-whitespace-character-count="446"/>
  </office:meta>
</office:document-meta>
</file>